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GreaterEq</text:p>
      <text:p text:style-name="P1">GreaterEq <text:s text:c="1"/>// Elementwise greater or equal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rue (1) if <text:span text:style-name="Source_Text">arg0</text:span> is greater than or equal to <text:span text:style-name="Source_Text">arg1,</text:span> 0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Greater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eaterEq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≥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